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21pt"/>
    </style:style>
    <style:style style:name="co3" style:family="table-column">
      <style:table-column-properties fo:break-before="auto" style:column-width="184.79pt"/>
    </style:style>
    <style:style style:name="co4" style:family="table-column">
      <style:table-column-properties fo:break-before="auto" style:column-width="91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2pt" fo:font-weight="normal" fo:font-style="normal" style:letter-kerning="true" fo:letter-spacing="normal" fo:language="en" fo:country="US" style:language-asian="hi" style:country-asian="IN" style:font-name-asian="Arial Unicode MS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/>
      <table:table table:name="MODAC Pi Pins" table:style-name="ta1" table:print-ranges="'MODAC Pi Pins'.A1:'MODAC Pi Pins'.C42">
        <table:table-column table:style-name="co1" table:number-columns-repeated="2" table:default-cell-style-name="ce25"/>
        <table:table-column table:style-name="co2" table:default-cell-style-name="ce25"/>
        <table:table-column table:style-name="co3" table:default-cell-style-name="ce27"/>
        <table:table-column table:style-name="co1" table:number-columns-repeated="1019" table:default-cell-style-name="ce27"/>
        <table:table-row table:style-name="ro1">
          <table:table-cell table:style-name="ce23" office:value-type="string" calcext:value-type="string">
            <text:p>WaveShare AD DA board Pin Usage</text:p>
          </table:table-cell>
          <table:table-cell table:style-name="ce24"/>
          <table:table-cell table:style-name="ce24" office:value-type="string" calcext:value-type="string">
            <text:p>w=waveshare</text:p>
          </table:table-cell>
          <table:table-cell table:style-name="ce26" table:number-columns-repeated="1020"/>
        </table:table-row>
        <table:table-row table:style-name="ro1">
          <table:table-cell table:style-name="ce24" office:value-type="string" calcext:value-type="string">
            <text:p>Pin</text:p>
          </table:table-cell>
          <table:table-cell table:style-name="ce24" office:value-type="string" calcext:value-type="string">
            <text:p>GPIO</text:p>
          </table:table-cell>
          <table:table-cell table:style-name="ce24" office:value-type="string" calcext:value-type="string">
            <text:p>MODAC</text:p>
          </table:table-cell>
          <table:table-cell table:style-name="ce26" office:value-type="string" calcext:value-type="string">
            <text:p>WaveShare Use</text:p>
          </table:table-cell>
          <table:table-cell table:style-name="ce26"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SDA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C SCL</text:p>
          </table:table-cell>
          <table:table-cell office:value-type="string" calcext:value-type="string">
            <text:p>NC (I2C SCL)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erOutlet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nsor?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lay_5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lay_6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table:style-name="ce28" office:value-type="string" calcext:value-type="string">
            <text:p>DOUT SPI data output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style-name="ce28" office:value-type="string" calcext:value-type="string">
            <text:p>DIN SPI data input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table:style-name="ce28" office:value-type="string" calcext:value-type="string">
            <text:p>SCK SPI clock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lay_4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nsor?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ial TXD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ial RXD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ay_3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RDY ADS1256 data ready, active low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table:style-name="ce28" office:value-type="string" calcext:value-type="string">
            <text:p><text:span text:style-name="T1">RESET </text:span>ADS1256 reset input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nsor?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lay_2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lay_1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table:style-name="ce28" office:value-type="string" calcext:value-type="string">
            <text:p>CS0 ADS1256 chip select, low active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28" office:value-type="string" calcext:value-type="string">
            <text:p>CS1 DAC8532 chip select, low activ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lay_8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lay_7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nsor?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</text:p>
          </table:table-cell>
          <table:table-cell table:style-name="ce28" office:value-type="string" calcext:value-type="string">
            <text:p>PDWN ADS1256 sync/power off input, low activ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3.3</text:p>
          </table:table-cell>
          <table:table-cell/>
          <table:table-cell office:value-type="string" calcext:value-type="string">
            <text:p>3.3V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3.3</text:p>
          </table:table-cell>
          <table:table-cell/>
          <table:table-cell office:value-type="string" calcext:value-type="string">
            <text:p>3.3V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5</text:p>
          </table:table-cell>
          <table:table-cell/>
          <table:table-cell office:value-type="string" calcext:value-type="string">
            <text:p>5V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5</text:p>
          </table:table-cell>
          <table:table-cell/>
          <table:table-cell office:value-type="string" calcext:value-type="string">
            <text:p>5V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d_sc1</text:p>
          </table:table-cell>
          <table:table-cell/>
          <table:table-cell office:value-type="string" calcext:value-type="string">
            <text:p>id sc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d_sc2</text:p>
          </table:table-cell>
          <table:table-cell/>
          <table:table-cell office:value-type="string" calcext:value-type="string">
            <text:p>id sc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veShield Board" table:style-name="ta1">
        <table:table-column table:style-name="co1" table:number-columns-repeated="2" table:default-cell-style-name="ce30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table:style-name="ce29" office:value-type="string" calcext:value-type="string">
            <text:p>WaveShare AD DA board Pin Usa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Pin</text:p>
          </table:table-cell>
          <table:table-cell table:style-name="ce31" office:value-type="string" calcext:value-type="string">
            <text:p>GPIO</text:p>
          </table:table-cell>
          <table:table-cell table:style-name="ce32" office:value-type="string" calcext:value-type="string">
            <text:p>usage</text:p>
          </table:table-cell>
          <table:table-cell table:style-name="ce32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.3V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5V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 (I2C SDA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5V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 (I2C SCL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C (Serial TXD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C (Serial RXD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DY ADS1256 data ready, active low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<text:span text:style-name="T1">RESET </text:span>ADS1256 reset input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PDWN ADS1256 sync/power off input, low activ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CS0 ADS1256 chip select, low active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CS1 DAC8532 chip select, low active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3.3V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DIN SPI data input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DOUT SPI data output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SCK SPI clock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id sc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id sc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nsor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nsor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nsor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ODAC Pi Pins'.A2:'MODAC Pi Pins'.D42">
          <table:sort>
            <table:sort-by table:field-number="1" table:data-type="automatic"/>
          </table:sort>
        </table:database-range>
        <table:database-range table:name="__Anonymous_Sheet_DB__1" table:target-range-address="'WaveShield Board'.A3:'WaveShield Board'.C4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16:49:45.61980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Isdale</meta:initial-creator>
    <meta:creation-date>2019-06-25T15:30:45.775932000</meta:creation-date>
    <dc:date>2019-07-12T17:33:50.659665000</dc:date>
    <dc:creator>Jerry Isdale</dc:creator>
    <meta:editing-duration>P2DT27M49S</meta:editing-duration>
    <meta:editing-cycles>41</meta:editing-cycles>
    <meta:generator>LibreOffice/6.0.4.2$MacOSX_X86_64 LibreOffice_project/9b0d9b32d5dcda91d2f1a96dc04c645c450872bf</meta:generator>
    <meta:document-statistic meta:table-count="2" meta:cell-count="276" meta:object-count="0"/>
  </office:meta>
</office:document-meta>
</file>